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f715" officeooo:paragraph-rsid="0018f71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8f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9th</text:span> of <text:span text:style-name="T5">June</text:span> 202<text:span text:style-name="T3">1</text:span> under the <text:span text:style-name="T5">55th</text:span> PA Meeting.</text:p>
      <text:p text:style-name="P1"/>
      <text:p text:style-name="P1">The Assembly, recognising the current situation,</text:p>
      <text:p text:style-name="P1"/>
      <text:p text:style-name="P4">Constitutes the need to declare lonewolf13249 the Empress of the server. This position is to hold no power.</text:p>
      <text:p text:style-name="P1"/>
      <text:p text:style-name="P1">And proceeds.</text:p>
      <text:p text:style-name="P1"/>
      <text:p text:style-name="P1">Signed by,</text:p>
      <text:p text:style-name="P4">lonewolf13249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5-1: Make lonewolf13249 Empress of the ser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30T11:22:03.417084725</dc:date>
    <meta:editing-duration>PT2M17S</meta:editing-duration>
    <meta:editing-cycles>5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8" meta:word-count="53" meta:character-count="343" meta:non-whitespace-character-count="298"/>
  </office:meta>
</office:document-meta>
</file>